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a369" officeooo:paragraph-rsid="001ca36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fo:language="en" fo:country="US" officeooo:rsid="001b547c"/>
    </style:style>
    <style:style style:name="T5" style:family="text">
      <style:text-properties fo:language="en" fo:country="US" officeooo:rsid="001c975a"/>
    </style:style>
    <style:style style:name="T6" style:family="text">
      <style:text-properties fo:language="en" fo:country="US" officeooo:rsid="001ca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Se</text:span><text:span text:style-name="T6">ptember </text:span>202<text:span text:style-name="T6">5</text:span> under the <text:span text:style-name="T4">48th</text:span> PA Meeting.</text:p>
      <text:p text:style-name="P1"/>
      <text:p text:style-name="P1">The Assembly, recognising the current situation,</text:p>
      <text:p text:style-name="P1"/>
      <text:p text:style-name="P4">Constitutes the need to re-enable the keepinventory gamerule in order to allow for safe traveling of long distances without having to worry about losing your items.</text:p>
      <text:p text:style-name="P1"/>
      <text:p text:style-name="P1">And proceeds.</text:p>
      <text:p text:style-name="P1"/>
      <text:p text:style-name="P1">Signed by,</text:p>
      <text:p text:style-name="P4">Txots</text:p>
      <text:p text:style-name="P4">Comradedoggo_23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8-1: To enable keepinventor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8:35:23.445073479</dc:date>
    <meta:editing-duration>PT3M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9" meta:character-count="396" meta:non-whitespace-character-count="346"/>
  </office:meta>
</office:document-meta>
</file>